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bbea" officeooo:paragraph-rsid="0016bbea"/>
    </style:style>
    <style:style style:name="P2" style:family="paragraph" style:parent-style-name="Standard">
      <style:text-properties officeooo:rsid="0016f693" officeooo:paragraph-rsid="0016f693"/>
    </style:style>
    <style:style style:name="P3" style:family="paragraph" style:parent-style-name="Standard" style:list-style-name="L1">
      <style:text-properties officeooo:rsid="0016bbea" officeooo:paragraph-rsid="0016bbea"/>
    </style:style>
    <style:style style:name="P4" style:family="paragraph" style:parent-style-name="Standard" style:list-style-name="L1">
      <style:text-properties officeooo:rsid="0016bbea" officeooo:paragraph-rsid="0016f693"/>
    </style:style>
    <style:style style:name="P5" style:family="paragraph" style:parent-style-name="Standard" style:list-style-name="L1">
      <style:text-properties officeooo:rsid="0016f693" officeooo:paragraph-rsid="0016f693"/>
    </style:style>
    <style:style style:name="P6" style:family="paragraph" style:parent-style-name="Standard" style:list-style-name="L1">
      <style:text-properties officeooo:rsid="0018eaad" officeooo:paragraph-rsid="0018eaad"/>
    </style:style>
    <style:style style:name="P7" style:family="paragraph" style:parent-style-name="Standard" style:list-style-name="L1">
      <style:text-properties officeooo:rsid="0018eaad" officeooo:paragraph-rsid="001953d9"/>
    </style:style>
    <style:style style:name="P8" style:family="paragraph" style:parent-style-name="Standard" style:list-style-name="L1">
      <style:text-properties officeooo:rsid="0018eaad" officeooo:paragraph-rsid="001b4500"/>
    </style:style>
    <style:style style:name="P9" style:family="paragraph" style:parent-style-name="Standard" style:list-style-name="L1">
      <style:text-properties officeooo:rsid="001953d9" officeooo:paragraph-rsid="001953d9"/>
    </style:style>
    <style:style style:name="P10" style:family="paragraph" style:parent-style-name="Standard" style:list-style-name="L1">
      <style:text-properties officeooo:rsid="001953d9" officeooo:paragraph-rsid="001b4500"/>
    </style:style>
    <style:style style:name="T1" style:family="text">
      <style:text-properties officeooo:rsid="0016bbea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6bbea" style:font-style-asian="normal" style:font-style-complex="normal"/>
    </style:style>
    <style:style style:name="T4" style:family="text">
      <style:text-properties officeooo:rsid="0018eaad"/>
    </style:style>
    <style:style style:name="T5" style:family="text">
      <style:text-properties officeooo:rsid="001953d9"/>
    </style:style>
    <style:style style:name="T6" style:family="text">
      <style:text-properties officeooo:rsid="001a0ba5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(NMC) = Name may change</text:p>
      <text:list xml:id="list1957470040148786084" text:style-name="L1">
        <text:list-item>
          <text:p text:style-name="P3">Citrus Realm</text:p>
          <text:list>
            <text:list-item>
              <text:p text:style-name="P3">Citrus Isle</text:p>
              <text:list>
                <text:list-item>
                  <text:p text:style-name="P5">Isle to the no<text:span text:style-name="T1">r</text:span>th of the mainland whe<text:span text:style-name="T1">r</text:span>e the Cit<text:span text:style-name="T1">r</text:span>us Gua<text:span text:style-name="T1">r</text:span>dians <text:span text:style-name="T1">r</text:span>eside</text:p>
                </text:list-item>
              </text:list>
            </text:list-item>
            <text:list-item>
              <text:p text:style-name="P3">Forgotten Kingdom/Barren Lands</text:p>
              <text:list>
                <text:list-item>
                  <text:p text:style-name="P5">Fo<text:span text:style-name="T1">r</text:span>me<text:span text:style-name="T1">r </text:span>G<text:span text:style-name="T1">r</text:span>apef<text:span text:style-name="T1">r</text:span>uit Kingdom</text:p>
                </text:list-item>
                <text:list-item>
                  <text:p text:style-name="P5">Located in the cente<text:span text:style-name="T1">r </text:span>of the mainland</text:p>
                </text:list-item>
                <text:list-item>
                  <text:p text:style-name="P5">No sea access</text:p>
                </text:list-item>
                <text:list-item>
                  <text:p text:style-name="P5">Rebelled against the othe<text:span text:style-name="T1">r </text:span>kingdoms and was utte<text:span text:style-name="T1">r</text:span>ly dest<text:span text:style-name="T1">r</text:span>oyed</text:p>
                </text:list-item>
                <text:list-item>
                  <text:p text:style-name="P5">Ba<text:span text:style-name="T1">rr</text:span>en wasteland that is fo<text:span text:style-name="T1">r</text:span>bidden to ente<text:span text:style-name="T1">r</text:span></text:p>
                </text:list-item>
              </text:list>
            </text:list-item>
            <text:list-item>
              <text:p text:style-name="P4">Orange Kingdom</text:p>
              <text:list>
                <text:list-item>
                  <text:p text:style-name="P5">Located South/South-West in the mainland</text:p>
                </text:list-item>
                <text:list-item>
                  <text:p text:style-name="P5">P<text:span text:style-name="T1">r</text:span><text:span text:style-name="T2">ima</text:span><text:span text:style-name="T3">r</text:span><text:span text:style-name="T2">ily a fa</text:span><text:span text:style-name="T3">r</text:span><text:span text:style-name="T2">ming society</text:span></text:p>
                </text:list-item>
              </text:list>
            </text:list-item>
            <text:list-item>
              <text:p text:style-name="P3">Lime Kingdom</text:p>
              <text:list>
                <text:list-item>
                  <text:p text:style-name="P5">Located mainly on the South-Easte<text:span text:style-name="T1">r</text:span>n coast of the mainland</text:p>
                </text:list-item>
                <text:list-item>
                  <text:p text:style-name="P5">Mainly a fishing/<text:span text:style-name="T6">sailing</text:span> society</text:p>
                </text:list-item>
              </text:list>
            </text:list-item>
            <text:list-item>
              <text:p text:style-name="P3">Lemon Kingdom</text:p>
              <text:list>
                <text:list-item>
                  <text:p text:style-name="P5">Located in the No<text:span text:style-name="T1">r</text:span>th in the mainland</text:p>
                </text:list-item>
                <text:list-item>
                  <text:p text:style-name="P5">St<text:span text:style-name="T1">r</text:span>ongest of the Cit<text:span text:style-name="T1">r</text:span>us Realm</text:p>
                </text:list-item>
                <text:list-item>
                  <text:p text:style-name="P6">Emphasis on <text:span text:style-name="T6">commerce</text:span> and mining</text:p>
                </text:list-item>
                <text:list-item>
                  <text:p text:style-name="P5">Dungannon – Weste<text:span text:style-name="T1">r</text:span>n <text:span text:style-name="T1">r</text:span>egion</text:p>
                  <text:list>
                    <text:list-item>
                      <text:p text:style-name="P5">Ba<text:span text:style-name="T1">rr</text:span>ie<text:span text:style-name="T1">r </text:span>Mountains sepe<text:span text:style-name="T1">r</text:span>ate the west of Dungannon f<text:span text:style-name="T1">r</text:span>om the <text:span text:style-name="T1">r</text:span>est of the mainland</text:p>
                    </text:list-item>
                    <text:list-item>
                      <text:p text:style-name="P5">To<text:span text:style-name="T1">r</text:span>p'ö<text:span text:style-name="T1">r </text:span>located east of the Ba<text:span text:style-name="T1">rr</text:span>ie<text:span text:style-name="T1">r </text:span>Mountains</text:p>
                    </text:list-item>
                    <text:list-item>
                      <text:p text:style-name="P5">Lake Lerwick (NMC) west of Barrier Mountains</text:p>
                    </text:list-item>
                    <text:list-item>
                      <text:p text:style-name="P5">Water Temple Located near Lake Lerwick</text:p>
                    </text:list-item>
                    <text:list-item>
                      <text:p text:style-name="P5">Castle of Isolation (NMC) west of Ba<text:span text:style-name="T1">rr</text:span>ie<text:span text:style-name="T1">r </text:span>Mountains</text:p>
                      <text:list>
                        <text:list-item>
                          <text:p text:style-name="P5">Keeps peace and upholds law on the weste<text:span text:style-name="T1">r</text:span>n side of the Ba<text:span text:style-name="T1">rr</text:span>ie<text:span text:style-name="T1">r </text:span>Mountains</text:p>
                        </text:list-item>
                      </text:list>
                    </text:list-item>
                    <text:list-item>
                      <text:p text:style-name="P5">Venzo<text:span text:style-name="T1">r </text:span>located nea<text:span text:style-name="T1">r </text:span>the Castle of Isolation</text:p>
                      <text:list>
                        <text:list-item>
                          <text:p text:style-name="P5">Small village that is the sta<text:span text:style-name="T1">r</text:span>ting location</text:p>
                        </text:list-item>
                      </text:list>
                    </text:list-item>
                  </text:list>
                </text:list-item>
                <text:list-item>
                  <text:p text:style-name="P6">Berkhamsted – Northern region</text:p>
                  <text:list>
                    <text:list-item>
                      <text:p text:style-name="P6">Zalfa<text:span text:style-name="T1">r</text:span>i Mountains at the no<text:span text:style-name="T1">r</text:span>thernmost pa<text:span text:style-name="T1">r</text:span>t of Be<text:span text:style-name="T1">r</text:span>khamsted</text:p>
                    </text:list-item>
                    <text:list-item>
                      <text:p text:style-name="P6">G.E.M. neslted in the base of the Zalfa<text:span text:style-name="T1">r</text:span>i Mountains</text:p>
                    </text:list-item>
                    <text:list-item>
                      <text:p text:style-name="P6">Wiza<text:span text:style-name="T1">r</text:span>d of the No<text:span text:style-name="T1">r</text:span>th lives high in the Zalfa<text:span text:style-name="T1">r</text:span>i Mountains</text:p>
                    </text:list-item>
                    <text:list-item>
                      <text:p text:style-name="P6">Ea<text:span text:style-name="T1">r</text:span>th Towe<text:span text:style-name="T1">r </text:span>is located in a hollow in the Zalfa<text:span text:style-name="T1">r</text:span>i Mountains</text:p>
                    </text:list-item>
                  </text:list>
                </text:list-item>
                <text:list-item>
                  <text:p text:style-name="P6">Va<text:span text:style-name="T1">r</text:span>isvaara – Cent<text:span text:style-name="T1">r</text:span>al <text:span text:style-name="T1">r</text:span>egion </text:p>
                  <text:list>
                    <text:list-item>
                      <text:p text:style-name="P6">Reckoning Woods/G<text:span text:style-name="T1">r</text:span>ove of Vengeance/Revenging Fo<text:span text:style-name="T1">r</text:span>est in the west of Va<text:span text:style-name="T1">r</text:span>isvaara</text:p>
                    </text:list-item>
                    <text:list-item>
                      <text:p text:style-name="P6">Temple of Wind located <text:s/>↑</text:p>
                    </text:list-item>
                    <text:list-item>
                      <text:p text:style-name="P6">Ava Rice in the no<text:span text:style-name="T1">r</text:span>thern pa<text:span text:style-name="T1">r</text:span>t of Va<text:span text:style-name="T1">r</text:span>isvaara</text:p>
                    </text:list-item>
                    <text:list-item>
                      <text:p text:style-name="P6">Vang-Loriè in the easte<text:span text:style-name="T1">r</text:span>n pa<text:span text:style-name="T1">r</text:span>t of Va<text:span text:style-name="T1">r</text:span>isvaara</text:p>
                    </text:list-item>
                    <text:list-item>
                      <text:p text:style-name="P6">Lemon Castle (NMC) in the cente<text:span text:style-name="T1">r </text:span>of Va<text:span text:style-name="T1">r</text:span>isvaara</text:p>
                    </text:list-item>
                  </text:list>
                </text:list-item>
                <text:list-item>
                  <text:p text:style-name="P6">Mu<text:span text:style-name="T1">r</text:span>tovaara – Easte<text:span text:style-name="T1">r</text:span>n <text:span text:style-name="T1">r</text:span>egion</text:p>
                  <text:list>
                    <text:list-item>
                      <text:p text:style-name="P6">Rapâ City in the west of Murtovaara</text:p>
                    </text:list-item>
                    <text:list-item>
                      <text:p text:style-name="P7">Sal<text:span text:style-name="T5">ä City in the south-west of Mu</text:span>r<text:span text:style-name="T5">tovaara</text:span></text:p>
                    </text:list-item>
                    <text:list-item>
                      <text:p text:style-name="P9">Al<text:span text:style-name="T4">r</text:span>yne Fo<text:span text:style-name="T4">r</text:span>est in the cente<text:span text:style-name="T4">r </text:span>of Mu<text:span text:style-name="T4">r</text:span>tovaara</text:p>
                      <text:list>
                        <text:list-item>
                          <text:p text:style-name="P9">Da<text:span text:style-name="T4">r</text:span>k myste<text:span text:style-name="T4">r</text:span>ious fo<text:span text:style-name="T4">r</text:span>est that is believed to be haunted</text:p>
                        </text:list-item>
                      </text:list>
                    </text:list-item>
                    <text:list-item>
                      <text:p text:style-name="P9"><text:soft-page-break/>Photon Palace located on the east of the Al<text:span text:style-name="T4">r</text:span>yne Fo<text:span text:style-name="T4">r</text:span>est</text:p>
                    </text:list-item>
                  </text:list>
                </text:list-item>
                <text:list-item>
                  <text:p text:style-name="P8">Mu<text:span text:style-name="T1">r</text:span>tovaara – Easte<text:span text:style-name="T1">r</text:span>n <text:span text:style-name="T1">r</text:span>egion</text:p>
                  <text:list>
                    <text:list-item>
                      <text:p text:style-name="P8">Rapâ City in the west of Murtovaara</text:p>
                    </text:list-item>
                    <text:list-item>
                      <text:p text:style-name="P8">Sal<text:span text:style-name="T5">ä City in the south-west of Mu</text:span>r<text:span text:style-name="T5">tovaara</text:span></text:p>
                    </text:list-item>
                    <text:list-item>
                      <text:p text:style-name="P10">Al<text:span text:style-name="T4">r</text:span>yne Fo<text:span text:style-name="T4">r</text:span>est in the cente<text:span text:style-name="T4">r </text:span>of Mu<text:span text:style-name="T4">r</text:span>tovaara</text:p>
                      <text:list>
                        <text:list-item>
                          <text:p text:style-name="P10">Da<text:span text:style-name="T4">r</text:span>k myste<text:span text:style-name="T4">r</text:span>ious fo<text:span text:style-name="T4">r</text:span>est that is believed to be haunted</text:p>
                        </text:list-item>
                      </text:list>
                    </text:list-item>
                    <text:list-item>
                      <text:p text:style-name="P10">Photon Palace located on the east of the Al<text:span text:style-name="T4">r</text:span>yne Fo<text:span text:style-name="T4">r</text:span>est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13H46M51S</meta:editing-duration>
    <meta:editing-cycles>5</meta:editing-cycles>
    <meta:generator>LibreOffice/5.1.6.2$Linux_X86_64 LibreOffice_project/10m0$Build-2</meta:generator>
    <dc:date>2017-07-05T00:10:12.774924053</dc:date>
    <meta:document-statistic meta:table-count="0" meta:image-count="0" meta:object-count="0" meta:page-count="2" meta:paragraph-count="52" meta:word-count="388" meta:character-count="2120" meta:non-whitespace-character-count="1828"/>
    <meta:user-defined meta:name="Info 1"/>
    <meta:user-defined meta:name="Info 2"/>
    <meta:user-defined meta:name="Info 3"/>
    <meta:user-defined meta:name="Info 4"/>
  </office:meta>
</office:document-meta>
</file>